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.468cm"/>
    </style:style>
    <style:style style:name="P1" style:family="paragraph">
      <style:paragraph-properties fo:text-align="center"/>
    </style:style>
    <style:style style:name="T1" style:family="text">
      <style:text-properties fo:font-family="Courier" style:font-family-generic="modern" style:font-pitch="fixed" style:font-family-asian="Courier" style:font-family-generic-asian="modern" style:font-pitch-asian="fixed" style:font-family-complex="Courier" style:font-family-generic-complex="modern" style:font-pitch-complex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03cm" svg:height="6.042cm" svg:x="4.799cm" svg:y="3.60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678cm" svg:height="1.718cm" svg:x="2.53cm" svg:y="2.621cm">
          <draw:text-box>
            <text:p><text:span text:style-name="T1">align(0,0)</text:span></text:p>
          </draw:text-box>
        </draw:frame>
        <draw:frame draw:style-name="gr2" draw:layer="layout" svg:width="7.678cm" svg:height="1.718cm" svg:x="2.49cm" svg:y="9.741cm">
          <draw:text-box>
            <text:p><text:span text:style-name="T1">align(0,1)</text:span></text:p>
          </draw:text-box>
        </draw:frame>
        <draw:frame draw:style-name="gr2" draw:layer="layout" svg:width="7.678cm" svg:height="1.718cm" svg:x="14.146cm" svg:y="2.516cm">
          <draw:text-box>
            <text:p><text:span text:style-name="T1">align(1,0)</text:span></text:p>
          </draw:text-box>
        </draw:frame>
        <draw:frame draw:style-name="gr2" draw:layer="layout" svg:width="7.678cm" svg:height="1.718cm" svg:x="13.934cm" svg:y="9.952cm">
          <draw:text-box>
            <text:p><text:span text:style-name="T1">align(1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9T12:43:14</meta:creation-date>
    <dc:date>2011-09-09T13:06:21</dc:date>
    <meta:editing-duration>PT7M56S</meta:editing-duration>
    <meta:editing-cycles>1</meta:editing-cycles>
    <meta:document-statistic meta:object-count="5"/>
    <meta:generator>LibreOffice/3.4$Unix LibreOffice_project/340m1$Build-203</meta:generator>
  </office:meta>
</office:document-meta>
</file>